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.741cm" fo:margin-right="0cm" fo:text-indent="0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Heading_20_1">
      <style:text-properties fo:font-size="16pt" fo:font-weight="bold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046cfd" officeooo:paragraph-rsid="00046cfd" style:font-size-asian="16pt" style:font-size-complex="18.25pt"/>
    </style:style>
    <style:style style:name="P9" style:family="paragraph" style:parent-style-name="Table_20_Contents">
      <style:text-properties fo:color="#ff0000" fo:font-size="18.25pt" officeooo:rsid="00046cfd" officeooo:paragraph-rsid="00046cfd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mbria" fo:font-weight="bold"/>
    </style:style>
    <style:style style:name="T5" style:family="text">
      <style:text-properties fo:font-weight="bold"/>
    </style:style>
    <style:style style:name="T6" style:family="text">
      <style:text-properties style:font-name="Wingdings"/>
    </style:style>
    <style:style style:name="T7" style:family="text">
      <style:text-properties fo:color="#ff0000"/>
    </style:style>
    <style:style style:name="T8" style:family="text">
      <style:text-properties fo:color="#ff0000" style:font-name="Wingdings"/>
    </style:style>
    <style:style style:name="T9" style:family="text">
      <style:text-properties fo:color="#ff0000" style:font-name="Wingdings" fo:font-weight="bold"/>
    </style:style>
    <style:style style:name="T10" style:family="text">
      <style:text-properties fo:color="#ff0000" style:font-name-asian="宋体1"/>
    </style:style>
    <style:style style:name="T11" style:family="text">
      <style:text-properties fo:color="#ff0000" style:font-name-asian="宋体1" style:font-weight-asian="bold"/>
    </style:style>
    <style:style style:name="T12" style:family="text">
      <style:text-properties fo:color="#ff0000" style:font-name="Calibri"/>
    </style:style>
    <style:style style:name="T13" style:family="text">
      <style:text-properties fo:color="#ff0000" fo:font-weight="bold"/>
    </style:style>
    <style:style style:name="T14" style:family="text">
      <style:text-properties fo:color="#ff0000" fo:font-weight="bold" officeooo:rsid="0008729d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5.HttpServletResponse</text:h>
      <text:p text:style-name="P2"><text:span text:style-name="T1">　</text:span>request<text:span text:style-name="T1">是请求对象，而</text:span><text:span text:style-name="T3">response</text:span><text:span text:style-name="T1">是响应对象。</text:span></text:p>
      <text:h text:style-name="P7" text:outline-level="2"><text:span text:style-name="T5">1</text:span><text:span text:style-name="T2">　</text:span><text:span text:style-name="T4">HttpServletResponse</text:span><text:span text:style-name="T2">功能介绍</text:span></text:h>
      <text:p text:style-name="P3">response<text:span text:style-name="T1">对象的功能分为以下四种：</text:span></text:p>
      <text:p text:style-name="P4"><text:span text:style-name="T6">l</text:span><text:span text:style-name="T1">设置响应头信息；</text:span>addHeader(“reFresh”, “5;URL=<text:span text:style-name="T3">xxxx”</text:span>);</text:p>
      <text:p text:style-name="P4"><text:span text:style-name="T6">l</text:span><text:span text:style-name="T1">发送状态码；</text:span>sendError(404);</text:p>
      <text:p text:style-name="P4"><text:span text:style-name="T9">l</text:span><text:span text:style-name="T11">设置响应正文；</text:span><text:span text:style-name="T13">getWriter().print(</text:span><text:span text:style-name="T7">“</text:span><text:span text:style-name="T13">fdsfdsa</text:span><text:span text:style-name="T7">”</text:span><text:span text:style-name="T13">);</text:span></text:p>
      <text:p text:style-name="P4"><text:span text:style-name="T9">l</text:span><text:span text:style-name="T11">重定向：</text:span><text:span text:style-name="T13">sendRedirect(</text:span><text:span text:style-name="T7">“</text:span><text:span text:style-name="T13">path</text:span><text:span text:style-name="T7">”</text:span><text:span text:style-name="T13">);</text:span></text:p>
      <text:h text:style-name="P7" text:outline-level="2"><text:span text:style-name="T5">2</text:span><text:span text:style-name="T2">　设置状态码及其他方法</text:span></text:h>
      <text:p text:style-name="P4"><text:span text:style-name="T8">l</text:span><text:span text:style-name="T12">response.setContentType("text/html;charset=utf-8")</text:span><text:span text:style-name="T10">：设置响应类型为</text:span><text:span text:style-name="T7">html</text:span><text:span text:style-name="T10">，编码为</text:span><text:span text:style-name="T12">utf-8</text:span><text:span text:style-name="T10">，处理相应页面文本显示的乱码；</text:span></text:p>
      <text:p text:style-name="P4"><text:span text:style-name="T8">l</text:span><text:span text:style-name="T7">response.setCharacterEncoding(“utf-8”)</text:span><text:span text:style-name="T10">：如果响应类型为文本，那么就需要设置文本的编码类型，然后浏览器使用这个编码来解读文本。注意，如果没有设置</text:span><text:span text:style-name="T12">contentType</text:span><text:span text:style-name="T10">，那么浏览器会认为</text:span><text:span text:style-name="T12">contentType</text:span><text:span text:style-name="T10">为</text:span><text:span text:style-name="T12">text/html</text:span><text:span text:style-name="T10">，如果没设置编码，那么默认为</text:span><text:span text:style-name="T12">ISO-8859-1</text:span><text:span text:style-name="T10">编码。所以以上两点在使用</text:span><text:span text:style-name="T12">response</text:span><text:span text:style-name="T10">返回结果之前必须设置。</text:span></text:p>
      <text:p text:style-name="P4"><text:span text:style-name="T6">l</text:span>response.setStatus(200)<text:span text:style-name="T1">：设置状态码；</text:span></text:p>
      <text:p text:style-name="P4"><text:span text:style-name="T6">l</text:span>response.sendError(404, “<text:span text:style-name="T1">您要查找的资源不存在</text:span>”)<text:span text:style-name="T1">：当发送错误状态码时，</text:span><text:span text:style-name="T3">Tomcat</text:span><text:span text:style-name="T1">会跳转到固定的错误页面去，但可以显示错误信息。</text:span></text:p>
      <text:h text:style-name="P7" text:outline-level="2"><text:span text:style-name="T5">3</text:span><text:span text:style-name="T2">　设置响应头信息</text:span></text:h>
      <text:p text:style-name="P4"><text:span text:style-name="T6">l</text:span>response.setHeader(“contentType”, “text/html;charset=utf-8”)<text:span text:style-name="T1">：与</text:span><text:span text:style-name="T3">setContentType()</text:span><text:span text:style-name="T1">方法的功能相同。</text:span><text:span text:style-name="T3">setContentType()</text:span><text:span text:style-name="T1">方法属于便捷方法；</text:span></text:p>
      <text:p text:style-name="P5">刷新（定时重定向）：</text:p>
      <text:p text:style-name="P2"><text:span text:style-name="T3">response.setHeader("Refresh","5; URL=</text:span>http://www.baidu.com<text:span text:style-name="T3">")</text:span><text:span text:style-name="T1">：</text:span>5<text:span text:style-name="T1">秒后自动跳转到百度主页。</text:span></text:p>
      <text:p text:style-name="P1"/>
      <text:p text:style-name="P1"/>
      <table:table table:name="表格1" table:style-name="表格1">
        <table:table-column table:style-name="表格1.A"/>
        <text:soft-page-break/>
        <table:table-row>
          <table:table-cell table:style-name="表格1.A1" office:value-type="string">
            <text:p text:style-name="P8">//response.getWriter().print("跳转到注册页面");</text:p>
            <text:p text:style-name="P8"><text:tab/><text:tab/>//设置响应信息</text:p>
            <text:p text:style-name="P8"><text:tab/> <text:s text:c="3"/>//response.setHeader("reFresh","3;URL=/requestdemo5/a.html");</text:p>
            <text:p text:style-name="P8"><text:tab/> <text:s text:c="3"/>//发送状态码</text:p>
            <text:p text:style-name="P8"><text:tab/> <text:s text:c="3"/>//response.setStatus(404);</text:p>
            <text:p text:style-name="P8"><text:tab/> <text:s text:c="2"/>//response.setStatus(404, "页面找不到");</text:p>
            <text:p text:style-name="P8"><text:tab/><text:tab/>//设置错误</text:p>
            <text:p text:style-name="P8"><text:tab/><text:tab/>//response.sendError(404);</text:p>
            <text:p text:style-name="P8"><text:tab/><text:tab/>//response.sendError(404,"页面找不到");</text:p>
            <text:p text:style-name="P8"><text:tab/><text:tab/>//设置响应正文,可以返回html</text:p>
            <text:p text:style-name="P8"><text:tab/><text:tab/>//response.getWriter().print("&lt;h1&gt;succes&lt;/h1&gt;");</text:p>
            <text:p text:style-name="P8"><text:tab/><text:tab/>//<text:span text:style-name="T7">设置编码格式让中文显示不会乱码</text:span></text:p>
            <text:p text:style-name="P9"><text:tab/><text:tab/>/*response.setContentType("text/html;charset=UTF-8");</text:p>
            <text:p text:style-name="P9"><text:tab/><text:tab/>response.setCharacterEncoding("UTF-8");</text:p>
            <text:p text:style-name="P8"><text:tab/><text:tab/>response.getWriter().print("&lt;h1&gt;你好&lt;/h1&gt;");*/</text:p>
            <text:p text:style-name="P8"><text:tab/><text:tab/>//重定向，又叫客户端的跳转，显著特征是地址栏发生变化</text:p>
            <text:p text:style-name="P8"><text:tab/><text:tab/>//response.sendRedirect("/requestdemo5/a.html");</text:p>
            <text:p text:style-name="P8"><text:tab/><text:tab/>response.sendRedirect("http://www.baidu.com");</text:p>
            <text:p text:style-name="P8"><text:tab/><text:tab/><text:span text:style-name="T7">/**</text:span></text:p>
            <text:p text:style-name="P9"><text:tab/><text:tab/> * forward和redirect的区别</text:p>
            <text:p text:style-name="P9"><text:tab/><text:tab/> * forward:是服务器端的跳转,地址栏不发生变化</text:p>
            <text:p text:style-name="P9"><text:tab/><text:tab/> * redirect:客户端的跳转,地址栏发生变化</text:p>
            <text:p text:style-name="P9"><text:tab/><text:tab/> *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20S</meta:editing-duration>
    <meta:editing-cycles>6</meta:editing-cycles>
    <meta:generator>LibreOffice/5.3.0.3$Windows_X86_64 LibreOffice_project/7074905676c47b82bbcfbea1aeefc84afe1c50e1</meta:generator>
    <dc:date>2018-03-17T20:58:28.112000000</dc:date>
    <meta:document-statistic meta:table-count="1" meta:image-count="0" meta:object-count="0" meta:page-count="2" meta:paragraph-count="40" meta:word-count="481" meta:character-count="1542" meta:non-whitespace-character-count="1471"/>
    <meta:user-defined meta:name="Info 1"/>
    <meta:user-defined meta:name="Info 2"/>
    <meta:user-defined meta:name="Info 3"/>
    <meta:user-defined meta:name="Info 4"/>
  </office:meta>
</office:document-meta>
</file>